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0b584b" officeooo:paragraph-rsid="000b584b"/>
    </style:style>
    <style:style style:name="P2" style:family="paragraph" style:parent-style-name="Footnote">
      <style:paragraph-properties fo:margin-left="0in" fo:margin-right="0in" fo:text-indent="0in" style:auto-text-indent="false"/>
    </style:style>
    <style:style style:name="P3" style:family="paragraph" style:parent-style-name="Heading_20_1">
      <style:text-properties officeooo:rsid="0005cdb6" officeooo:paragraph-rsid="0005cdb6"/>
    </style:style>
    <style:style style:name="P4" style:family="paragraph" style:parent-style-name="Heading_20_2">
      <style:text-properties officeooo:rsid="0005cdb6" officeooo:paragraph-rsid="0005cdb6"/>
    </style:style>
    <style:style style:name="P5" style:family="paragraph" style:parent-style-name="Text_20_body">
      <style:text-properties officeooo:paragraph-rsid="0005cdb6"/>
    </style:style>
    <style:style style:name="P6" style:family="paragraph" style:parent-style-name="Text_20_body">
      <style:text-properties officeooo:paragraph-rsid="0009b722"/>
    </style:style>
    <style:style style:name="P7" style:family="paragraph" style:parent-style-name="Text_20_body">
      <style:text-properties officeooo:paragraph-rsid="000d4472"/>
    </style:style>
    <style:style style:name="P8" style:family="paragraph" style:parent-style-name="Text_20_body">
      <style:text-properties officeooo:paragraph-rsid="000e104a"/>
    </style:style>
    <style:style style:name="T1" style:family="text">
      <style:text-properties officeooo:rsid="0005cdb6"/>
    </style:style>
    <style:style style:name="T2" style:family="text">
      <style:text-properties officeooo:rsid="0007a042"/>
    </style:style>
    <style:style style:name="T3" style:family="text">
      <style:text-properties officeooo:rsid="00094d4d"/>
    </style:style>
    <style:style style:name="T4" style:family="text">
      <style:text-properties officeooo:rsid="0009b722"/>
    </style:style>
    <style:style style:name="T5" style:family="text">
      <style:text-properties officeooo:rsid="000a8eaf"/>
    </style:style>
    <style:style style:name="T6" style:family="text">
      <style:text-properties officeooo:rsid="000b584b"/>
    </style:style>
    <style:style style:name="T7" style:family="text">
      <style:text-properties officeooo:rsid="000d4472"/>
    </style:style>
    <style:style style:name="T8" style:family="text">
      <style:text-properties officeooo:rsid="000e10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Learnings.</text:h>
      <text:p text:style-name="P5"/>
      <text:h text:style-name="P4" text:outline-level="2">Define CI:</text:h>
      <text:p text:style-name="P6"><text:tab/><text:span text:style-name="T1">CI or Continuous </text:span><text:span text:style-name="T1"><text:note text:id="ftn0" text:note-class="footnote"><text:note-citation>1</text:note-citation><text:note-body><text:p text:style-name="P8"><text:span text:style-name="T3"><text:s/>- Integration refers to merging a developers changes from a local branch of a shared </text:span><text:span text:style-name="T4">project’s</text:span><text:span text:style-name="T3"> repository into the </text:span><text:span text:style-name="T4">project’s</text:span><text:span text:style-name="T3"> shared remote repository</text:span></text:p></text:note-body></text:note></text:span><text:span text:style-name="T1">Integration is defined as the </text:span><text:span text:style-name="T2">practice</text:span><text:span text:style-name="T1"> of </text:span><text:span text:style-name="T2">frequently merging code changes from multiple developers into a central project repository, after which automated </text:span><text:span text:style-name="T7">tools are used to </text:span><text:span text:style-name="T7"><text:note text:id="ftn1" text:note-class="footnote"><text:note-citation>2</text:note-citation><text:note-body><text:p text:style-name="P8"><text:span text:style-name="T3"><text:s/>- Building refers to the practice of combining all relevant files and code into a working application or service.</text:span></text:p></text:note-body></text:note></text:span><text:span text:style-name="T7">build and test </text:span><text:span text:style-name="T8">code </text:span><text:span text:style-name="T7">to assert code correctness before </text:span><text:span text:style-name="T8">integration</text:span><text:span text:style-name="T7">.</text:span></text:p>
      <text:p text:style-name="P6"><text:span text:style-name="T3">Integration testing is done to ensure that the integrated code changes do not have the unintended consequences of breaking aspects of the project. </text:span></text:p>
      <text:p text:style-name="P6"><text:span text:style-name="T3">Build testing is done to ensure that aspects of the shared repository </text:span><text:span text:style-name="T4">can still be combined to produce a functioning app/service </text:span><text:span text:style-name="T5">after changes have been integrated</text:span><text:span text:style-name="T4">. 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1:51:43.395832889</meta:creation-date>
    <dc:date>2022-08-13T13:31:15.526033437</dc:date>
    <meta:editing-duration>PT14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33" meta:character-count="856" meta:non-whitespace-character-count="725"/>
  </office:meta>
</office:document-meta>
</file>